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family-generic="swiss"/>
    <style:font-face style:name="Nimbus Mono PS" svg:font-family="'Nimbus Mono PS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2a6099" draw:marker-start-width="0.279cm" draw:marker-end="Arrowheads_20_1" draw:marker-end-width="0.381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2a6099" draw:marker-start-width="0.279cm" draw:marker-end="Arrowheads_20_2" draw:marker-end-width="0.381cm" draw:fill="none" draw:textarea-vertical-align="middle" fo:padding-top="0.15cm" fo:padding-bottom="0.15cm" fo:padding-left="0.275cm" fo:padding-right="0.275cm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4" style:family="graphic" style:parent-style-name="objectwithoutfill">
      <style:graphic-properties draw:stroke="dash" draw:stroke-dash="Dash" svg:stroke-color="#2a6099" draw:fill="none" draw:textarea-vertical-align="middle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9" style:family="graphic" style:parent-style-name="objectwithoutfill">
      <style:graphic-properties svg:stroke-width="0.102cm" svg:stroke-color="#2a6099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0" style:family="graphic" style:parent-style-name="objectwithoutfill">
      <style:graphic-properties draw:stroke="dash" draw:stroke-dash="Long_20_Dot" svg:stroke-color="#2a6099" draw:fill="none" draw:textarea-vertical-align="middle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13" style:family="graphic" style:parent-style-name="standard">
      <style:graphic-properties svg:stroke-color="#2a6099" draw:textarea-horizontal-align="justify" draw:textarea-vertical-align="middle" draw:auto-grow-height="false" fo:min-height="0cm" fo:min-width="0cm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false" draw:auto-grow-width="false" draw:fit-to-size="false" style:shrink-to-fit="false" fo:min-height="0.077cm" fo:min-width="0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false" draw:auto-grow-width="false" draw:fit-to-size="false" style:shrink-to-fit="false" fo:min-height="0.077cm" fo:min-width="0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false" draw:auto-grow-width="false" draw:fit-to-size="false" style:shrink-to-fit="false" fo:min-height="0.077cm" fo:min-width="0cm"/>
      <style:paragraph-properties style:writing-mode="lr-tb"/>
    </style:style>
    <style:style style:name="gr24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26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  <style:text-properties fo:font-size="11pt" style:font-size-asian="18pt" style:font-size-complex="18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1pt" style:font-size-asian="18pt" style:font-size-complex="18pt"/>
    </style:style>
    <style:style style:name="P4" style:family="paragraph">
      <style:paragraph-properties fo:margin-left="0cm" fo:margin-right="0cm" fo:margin-top="0cm" fo:margin-bottom="0cm" fo:line-height="100%" fo:text-indent="0cm"/>
      <style:text-properties style:font-name="Nimbus Mono PS" fo:font-size="8pt" style:font-size-asian="18pt" style:font-size-complex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Nimbus Mono PS" fo:font-size="8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solid" draw:fill-color="#ff0000"/>
      <style:paragraph-properties fo:text-align="center"/>
    </style:style>
    <style:style style:name="T1" style:family="text">
      <style:text-properties style:font-size-asian="18pt" style:font-size-complex="18pt"/>
    </style:style>
    <style:style style:name="T2" style:family="text">
      <style:text-properties style:font-name="Nimbus Mono PS" fo:font-size="8pt" style:font-size-asian="18pt" style:font-size-complex="18pt"/>
    </style:style>
    <style:style style:name="T3" style:family="text">
      <style:text-properties style:font-name="Nimbus Mono PS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317cm" svg:y1="11.16cm" svg:x2="15.525cm" svg:y2="11.16cm">
          <text:p/>
        </draw:line>
        <draw:line draw:style-name="gr2" draw:text-style-name="P1" draw:layer="layout" svg:x1="6.317cm" svg:y1="11.16cm" svg:x2="6.317cm" svg:y2="4.175cm">
          <text:p/>
        </draw:line>
        <draw:frame draw:style-name="gr3" draw:text-style-name="P3" draw:layer="layout" svg:width="3.81cm" svg:height="0.953cm" svg:x="14.017cm" svg:y="11.743cm">
          <draw:text-box>
            <text:p text:style-name="P2"><text:span text:style-name="T1">Temperature</text:span></text:p>
          </draw:text-box>
        </draw:frame>
        <draw:line draw:style-name="gr4" draw:text-style-name="P1" draw:layer="layout" svg:x1="6.317cm" svg:y1="6.397cm" svg:x2="14.572cm" svg:y2="6.397cm">
          <text:p/>
        </draw:line>
        <draw:line draw:style-name="gr4" draw:text-style-name="P1" draw:layer="layout" svg:x1="6.317cm" svg:y1="10.207cm" svg:x2="14.572cm" svg:y2="10.207cm">
          <text:p/>
        </draw:line>
        <draw:frame draw:style-name="gr5" draw:text-style-name="P5" draw:layer="layout" svg:width="2.223cm" svg:height="0.635cm" svg:x="4.094cm" svg:y="6.2cm">
          <draw:text-box>
            <text:p text:style-name="P4"><text:span text:style-name="T2">max_level</text:span></text:p>
          </draw:text-box>
        </draw:frame>
        <draw:frame draw:style-name="gr6" draw:text-style-name="P5" draw:layer="layout" svg:width="2.222cm" svg:height="0.644cm" svg:x="4.095cm" svg:y="10.013cm">
          <draw:text-box>
            <text:p text:style-name="P4"><text:span text:style-name="T2">min_level</text:span></text:p>
          </draw:text-box>
        </draw:frame>
        <draw:line draw:style-name="gr4" draw:text-style-name="P1" draw:layer="layout" svg:x1="7.905cm" svg:y1="11.16cm" svg:x2="7.905cm" svg:y2="5.445cm">
          <text:p/>
        </draw:line>
        <draw:line draw:style-name="gr4" draw:text-style-name="P1" draw:layer="layout" svg:x1="12.985cm" svg:y1="11.16cm" svg:x2="12.985cm" svg:y2="5.445cm">
          <text:p/>
        </draw:line>
        <draw:frame draw:style-name="gr7" draw:text-style-name="P5" draw:layer="layout" svg:width="1.905cm" svg:height="0.644cm" svg:x="6.976cm" svg:y="11.477cm">
          <draw:text-box>
            <text:p text:style-name="P4"><text:span text:style-name="T3">min_temp</text:span></text:p>
          </draw:text-box>
        </draw:frame>
        <draw:frame draw:style-name="gr8" draw:text-style-name="P5" draw:layer="layout" svg:width="1.905cm" svg:height="0.644cm" svg:x="12.056cm" svg:y="11.468cm">
          <draw:text-box>
            <text:p text:style-name="P4"><text:span text:style-name="T2">max_t</text:span><text:span text:style-name="T2">emp</text:span></text:p>
          </draw:text-box>
        </draw:frame>
        <draw:g>
          <draw:line draw:style-name="gr9" draw:text-style-name="P1" draw:layer="layout" svg:x1="6.317cm" svg:y1="10.207cm" svg:x2="7.905cm" svg:y2="10.207cm">
            <text:p/>
          </draw:line>
          <draw:line draw:style-name="gr9" draw:text-style-name="P1" draw:layer="layout" svg:x1="7.905cm" svg:y1="10.207cm" svg:x2="12.985cm" svg:y2="6.397cm">
            <text:p/>
          </draw:line>
          <draw:line draw:style-name="gr9" draw:text-style-name="P1" draw:layer="layout" svg:x1="12.985cm" svg:y1="6.397cm" svg:x2="14.572cm" svg:y2="6.397cm">
            <text:p/>
          </draw:line>
        </draw:g>
        <draw:line draw:style-name="gr10" draw:text-style-name="P1" draw:layer="layout" svg:x1="6.317cm" svg:y1="8.302cm" svg:x2="14.572cm" svg:y2="8.302cm">
          <text:p/>
        </draw:line>
        <draw:line draw:style-name="gr10" draw:text-style-name="P1" draw:layer="layout" svg:x1="6.317cm" svg:y1="7.35cm" svg:x2="14.572cm" svg:y2="7.35cm">
          <text:p/>
        </draw:line>
        <draw:line draw:style-name="gr10" draw:text-style-name="P1" draw:layer="layout" svg:x1="6.317cm" svg:y1="9.255cm" svg:x2="14.572cm" svg:y2="9.255cm">
          <text:p/>
        </draw:line>
        <draw:frame draw:style-name="gr11" draw:text-style-name="P3" draw:layer="layout" svg:width="2.336cm" svg:height="0.953cm" svg:x="4.026cm" svg:y="4.004cm">
          <draw:text-box>
            <text:p text:style-name="P2"><text:span text:style-name="T1">Fan </text:span><text:span text:style-name="T1">level</text:span></text:p>
          </draw:text-box>
        </draw:frame>
        <draw:frame draw:style-name="gr12" draw:text-style-name="P5" draw:layer="layout" svg:width="1.59cm" svg:height="0.634cm" draw:transform="rotate (1.57760311087767) translate (5.338cm 8.973cm)">
          <draw:text-box>
            <text:p text:style-name="P4"><text:span text:style-name="T2">steps</text:span></text:p>
          </draw:text-box>
        </draw:frame>
        <draw:line draw:style-name="gr10" draw:text-style-name="P1" draw:layer="layout" svg:x1="10.445cm" svg:y1="11.16cm" svg:x2="10.445cm" svg:y2="5.445cm">
          <text:p/>
        </draw:line>
        <draw:line draw:style-name="gr10" draw:text-style-name="P1" draw:layer="layout" svg:x1="9.175cm" svg:y1="11.16cm" svg:x2="9.175cm" svg:y2="5.445cm">
          <text:p/>
        </draw:line>
        <draw:line draw:style-name="gr10" draw:text-style-name="P1" draw:layer="layout" svg:x1="11.715cm" svg:y1="11.16cm" svg:x2="11.715cm" svg:y2="5.445cm">
          <text:p/>
        </draw:line>
        <draw:custom-shape draw:style-name="gr13" draw:text-style-name="P6" draw:layer="layout" svg:width="0.317cm" svg:height="0.318cm" svg:x="7.751cm" svg:y="10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317cm" svg:height="0.318cm" svg:x="9.019cm" svg:y="9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317cm" svg:height="0.318cm" svg:x="10.289cm" svg:y="8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317cm" svg:height="0.318cm" svg:x="11.557cm" svg:y="7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317cm" svg:height="0.318cm" svg:x="12.829cm" svg:y="6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5" draw:layer="layout" svg:width="1.905cm" svg:height="0.644cm" svg:x="9.81cm" svg:y="11.468cm">
          <draw:text-box>
            <text:p text:style-name="P4"><text:span text:style-name="T3">steps</text:span></text:p>
          </draw:text-box>
        </draw:frame>
        <draw:frame draw:style-name="gr15" draw:text-style-name="P7" draw:layer="layout" svg:width="8.567cm" svg:height="0.962cm" svg:x="6.152cm" svg:y="2.705cm">
          <draw:text-box>
            <text:p>User defined control function</text:p>
          </draw:text-box>
        </draw:frame>
        <draw:line draw:style-name="gr1" draw:text-style-name="P1" draw:layer="layout" svg:x1="6.431cm" svg:y1="22.324cm" svg:x2="15.639cm" svg:y2="22.324cm">
          <text:p/>
        </draw:line>
        <draw:line draw:style-name="gr2" draw:text-style-name="P1" draw:layer="layout" svg:x1="6.431cm" svg:y1="22.324cm" svg:x2="6.431cm" svg:y2="15.339cm">
          <text:p/>
        </draw:line>
        <draw:frame draw:style-name="gr16" draw:text-style-name="P3" draw:layer="layout" svg:width="3.81cm" svg:height="0.953cm" svg:x="14.131cm" svg:y="22.907cm">
          <draw:text-box>
            <text:p text:style-name="P2"><text:span text:style-name="T1">Temper</text:span><text:span text:style-name="T1">ature</text:span></text:p>
          </draw:text-box>
        </draw:frame>
        <draw:line draw:style-name="gr4" draw:text-style-name="P1" draw:layer="layout" svg:x1="6.431cm" svg:y1="17.561cm" svg:x2="14.686cm" svg:y2="17.561cm">
          <text:p/>
        </draw:line>
        <draw:line draw:style-name="gr4" draw:text-style-name="P1" draw:layer="layout" svg:x1="6.431cm" svg:y1="21.371cm" svg:x2="14.686cm" svg:y2="21.371cm">
          <text:p/>
        </draw:line>
        <draw:frame draw:style-name="gr17" draw:text-style-name="P5" draw:layer="layout" svg:width="2.223cm" svg:height="0.635cm" svg:x="4.208cm" svg:y="17.364cm">
          <draw:text-box>
            <text:p text:style-name="P4"><text:span text:style-name="T2">max_lev</text:span><text:span text:style-name="T2">el</text:span></text:p>
          </draw:text-box>
        </draw:frame>
        <draw:frame draw:style-name="gr18" draw:text-style-name="P5" draw:layer="layout" svg:width="2.222cm" svg:height="0.644cm" svg:x="4.209cm" svg:y="21.165cm">
          <draw:text-box>
            <text:p text:style-name="P4"><text:span text:style-name="T2">min_lev</text:span><text:span text:style-name="T2">el</text:span></text:p>
          </draw:text-box>
        </draw:frame>
        <draw:line draw:style-name="gr4" draw:text-style-name="P1" draw:layer="layout" svg:x1="8.019cm" svg:y1="22.324cm" svg:x2="8.019cm" svg:y2="16.609cm">
          <text:p/>
        </draw:line>
        <draw:line draw:style-name="gr4" draw:text-style-name="P1" draw:layer="layout" svg:x1="13.099cm" svg:y1="22.324cm" svg:x2="13.099cm" svg:y2="16.609cm">
          <text:p/>
        </draw:line>
        <draw:frame draw:style-name="gr19" draw:text-style-name="P5" draw:layer="layout" svg:width="1.905cm" svg:height="0.644cm" svg:x="7.114cm" svg:y="22.641cm">
          <draw:text-box>
            <text:p text:style-name="P4"><text:span text:style-name="T3">min_tem</text:span><text:span text:style-name="T3">p</text:span></text:p>
          </draw:text-box>
        </draw:frame>
        <draw:frame draw:style-name="gr20" draw:text-style-name="P5" draw:layer="layout" svg:width="1.905cm" svg:height="0.644cm" svg:x="12.182cm" svg:y="22.632cm">
          <draw:text-box>
            <text:p text:style-name="P4"><text:span text:style-name="T2">max_tem</text:span><text:span text:style-name="T2">p</text:span></text:p>
          </draw:text-box>
        </draw:frame>
        <draw:line draw:style-name="gr10" draw:text-style-name="P1" draw:layer="layout" svg:x1="6.431cm" svg:y1="19.466cm" svg:x2="14.686cm" svg:y2="19.466cm">
          <text:p/>
        </draw:line>
        <draw:line draw:style-name="gr10" draw:text-style-name="P1" draw:layer="layout" svg:x1="6.431cm" svg:y1="18.514cm" svg:x2="14.686cm" svg:y2="18.514cm">
          <text:p/>
        </draw:line>
        <draw:line draw:style-name="gr10" draw:text-style-name="P1" draw:layer="layout" svg:x1="6.431cm" svg:y1="20.419cm" svg:x2="14.686cm" svg:y2="20.419cm">
          <text:p/>
        </draw:line>
        <draw:frame draw:style-name="gr21" draw:text-style-name="P3" draw:layer="layout" svg:width="2.54cm" svg:height="0.953cm" svg:x="4.14cm" svg:y="15.187cm">
          <draw:text-box>
            <text:p text:style-name="P2"><text:span text:style-name="T1">Fan </text:span><text:span text:style-name="T1">level</text:span></text:p>
          </draw:text-box>
        </draw:frame>
        <draw:frame draw:style-name="gr22" draw:text-style-name="P5" draw:layer="layout" svg:width="1.59cm" svg:height="0.634cm" draw:transform="rotate (1.57760311087767) translate (5.424cm 20.113cm)">
          <draw:text-box>
            <text:p text:style-name="P4"><text:span text:style-name="T2">steps</text:span></text:p>
          </draw:text-box>
        </draw:frame>
        <draw:line draw:style-name="gr10" draw:text-style-name="P1" draw:layer="layout" svg:x1="10.559cm" svg:y1="22.324cm" svg:x2="10.559cm" svg:y2="16.609cm">
          <text:p/>
        </draw:line>
        <draw:line draw:style-name="gr10" draw:text-style-name="P1" draw:layer="layout" svg:x1="9.289cm" svg:y1="22.324cm" svg:x2="9.289cm" svg:y2="16.609cm">
          <text:p/>
        </draw:line>
        <draw:line draw:style-name="gr10" draw:text-style-name="P1" draw:layer="layout" svg:x1="11.829cm" svg:y1="22.324cm" svg:x2="11.829cm" svg:y2="16.609cm">
          <text:p/>
        </draw:line>
        <draw:frame draw:style-name="gr23" draw:text-style-name="P5" draw:layer="layout" svg:width="1.905cm" svg:height="0.644cm" svg:x="9.924cm" svg:y="22.632cm">
          <draw:text-box>
            <text:p text:style-name="P4"><text:span text:style-name="T3">steps</text:span></text:p>
          </draw:text-box>
        </draw:frame>
        <draw:frame draw:style-name="gr15" draw:text-style-name="P7" draw:layer="layout" svg:width="5.328cm" svg:height="0.962cm" svg:x="7.737cm" svg:y="14.017cm">
          <draw:text-box>
            <text:p>Fan output levels</text:p>
          </draw:text-box>
        </draw:frame>
        <draw:g>
          <draw:line draw:style-name="gr24" draw:text-style-name="P1" draw:layer="layout" svg:x1="6.397cm" svg:y1="21.38cm" svg:x2="8.62cm" svg:y2="21.38cm">
            <text:p/>
          </draw:line>
          <draw:line draw:style-name="gr25" draw:text-style-name="P1" draw:layer="layout" svg:x1="8.62cm" svg:y1="20.367cm" svg:x2="8.62cm" svg:y2="21.435cm">
            <text:p/>
          </draw:line>
          <draw:line draw:style-name="gr25" draw:text-style-name="P1" draw:layer="layout" svg:x1="8.62cm" svg:y1="20.412cm" svg:x2="9.89cm" svg:y2="20.412cm">
            <text:p/>
          </draw:line>
          <draw:line draw:style-name="gr25" draw:text-style-name="P1" draw:layer="layout" svg:x1="9.89cm" svg:y1="19.4cm" svg:x2="9.89cm" svg:y2="20.468cm">
            <text:p/>
          </draw:line>
          <draw:line draw:style-name="gr25" draw:text-style-name="P1" draw:layer="layout" svg:x1="9.89cm" svg:y1="19.45cm" svg:x2="11.16cm" svg:y2="19.45cm">
            <text:p/>
          </draw:line>
          <draw:line draw:style-name="gr25" draw:text-style-name="P1" draw:layer="layout" svg:x1="11.16cm" svg:y1="18.462cm" svg:x2="11.16cm" svg:y2="19.505cm">
            <text:p/>
          </draw:line>
          <draw:line draw:style-name="gr24" draw:text-style-name="P1" draw:layer="layout" svg:x1="12.43cm" svg:y1="17.556cm" svg:x2="14.652cm" svg:y2="17.556cm">
            <text:p/>
          </draw:line>
          <draw:line draw:style-name="gr25" draw:text-style-name="P1" draw:layer="layout" svg:x1="11.16cm" svg:y1="18.506cm" svg:x2="12.43cm" svg:y2="18.506cm">
            <text:p/>
          </draw:line>
          <draw:line draw:style-name="gr25" draw:text-style-name="P1" draw:layer="layout" svg:x1="12.43cm" svg:y1="17.51cm" svg:x2="12.43cm" svg:y2="18.553cm">
            <text:p/>
          </draw:line>
        </draw:g>
        <draw:custom-shape draw:style-name="gr26" draw:text-style-name="P8" draw:layer="layout" svg:width="0.317cm" svg:height="0.318cm" svg:x="7.861cm" svg:y="21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8" draw:layer="layout" svg:width="0.317cm" svg:height="0.318cm" svg:x="9.135cm" svg:y="20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8" draw:layer="layout" svg:width="0.317cm" svg:height="0.318cm" svg:x="10.404cm" svg:y="19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8" draw:layer="layout" svg:width="0.317cm" svg:height="0.318cm" svg:x="11.674cm" svg:y="18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8" draw:layer="layout" svg:width="0.317cm" svg:height="0.318cm" svg:x="12.94cm" svg:y="17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family-generic="swiss"/>
    <style:font-face style:name="Nimbus Mono PS" svg:font-family="'Nimbus Mono PS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" draw:style="rect" draw:dots1="1" draw:dots1-length="300%" draw:distance="300%"/>
    <draw:stroke-dash draw:name="Dashed_20__28_var_29__20_2" draw:display-name="Dashed (var) 2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ff0000" draw:marker-start-width="0.2cm" draw:marker-start-center="false" draw:marker-end-width="0.2cm" draw:marker-end-center="false" draw:fill="solid" draw:fill-color="#2a609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19T11:57:27.853899458</meta:creation-date>
    <dc:date>2021-09-19T13:53:03.152611481</dc:date>
    <meta:editing-duration>PT20M32S</meta:editing-duration>
    <meta:editing-cycles>2</meta:editing-cycles>
    <meta:generator>LibreOffice/7.0.4.2$Linux_X86_64 LibreOffice_project/00$Build-2</meta:generator>
    <meta:document-statistic meta:object-count="66"/>
  </office:meta>
</office:document-meta>
</file>